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fo:font-size="12pt" style:font-size-asian="12pt" style:font-size-complex="12pt"/>
    </style:style>
    <style:style style:name="P2" style:family="paragraph" style:parent-style-name="Preformatted_20_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3" style:family="paragraph" style:parent-style-name="Preformatted_20_Text" style:master-page-name="">
      <style:paragraph-properties fo:margin-left="0cm" fo:margin-right="-0.053cm" fo:margin-top="0cm" fo:margin-bottom="0cm" fo:text-indent="-0.079cm" style:auto-text-indent="false" style:page-number="auto"/>
      <style:text-properties fo:font-size="12pt" style:font-size-asian="12pt" style:font-size-complex="12pt"/>
    </style:style>
    <style:style style:name="P4" style:family="paragraph" style:parent-style-name="Preformatted_20_Text">
      <style:paragraph-properties fo:margin-left="0cm" fo:margin-right="-0.053cm" fo:margin-top="0cm" fo:margin-bottom="0cm" fo:text-indent="-0.079cm" style:auto-text-indent="false"/>
      <style:text-properties fo:font-size="12pt" style:font-size-asian="12pt" style:font-size-complex="12pt"/>
    </style:style>
    <style:style style:name="P5" style:family="paragraph" style:parent-style-name="Preformatted_20_Text" style:master-page-name="">
      <style:paragraph-properties fo:margin-left="0cm" fo:margin-right="-0.053cm" fo:margin-top="0cm" fo:margin-bottom="0cm" fo:text-indent="0cm" style:auto-text-indent="false" style:page-number="auto"/>
      <style:text-properties fo:font-size="12pt" fo:language="ru" fo:country="RU" style:font-size-asian="12pt" style:font-size-complex="12pt"/>
    </style:style>
    <style:style style:name="P6" style:family="paragraph" style:parent-style-name="Preformatted_20_Text">
      <style:paragraph-properties fo:margin-left="0cm" fo:margin-right="-0.053cm" fo:margin-top="0cm" fo:margin-bottom="0cm" fo:text-indent="0cm" style:auto-text-indent="false"/>
    </style:style>
    <style:style style:name="P7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P8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font-size="12pt" fo:language="en" fo:country="US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9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0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2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font-size="12pt" fo:language="ru" fo:country="RU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13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color="#000000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4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color="#000000"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5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color="#000000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6" style:family="paragraph" style:parent-style-name="Preformatted_20_Text">
      <style:paragraph-properties fo:margin-left="0cm" fo:margin-right="-0.053cm" fo:margin-top="0cm" fo:margin-bottom="0cm" fo:text-indent="0cm" style:auto-text-indent="false"/>
    </style:style>
    <style:style style:name="P17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color="#000000" style:font-name="Times New Roman"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8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color="#000000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language="en" fo:country="US"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language="en" fo:country="US" fo:font-style="normal" style:font-style-asian="normal" style:font-style-complex="normal"/>
    </style:style>
    <style:style style:name="T6" style:family="text">
      <style:text-properties fo:language="en" fo:country="US" fo:font-weight="bold" style:font-weight-asian="bold" style:font-weight-complex="bold"/>
    </style:style>
    <style:style style:name="T7" style:family="text">
      <style:text-properties fo:language="ru" fo:country="RU"/>
    </style:style>
    <style:style style:name="T8" style:family="text">
      <style:text-properties fo:language="ru" fo:country="RU"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language="ru" fo:country="RU"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fo:language="ru" fo:country="RU"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language="ru" fo:country="RU"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fo:language="ru" fo:country="RU" fo:font-style="italic" style:font-style-asian="italic" style:font-style-complex="italic"/>
    </style:style>
    <style:style style:name="T13" style:family="text">
      <style:text-properties fo:language="ru" fo:country="RU" fo:font-weight="normal" style:font-weight-asian="normal" style:font-weight-complex="normal"/>
    </style:style>
    <style:style style:name="T14" style:family="text">
      <style:text-properties fo:language="ru" fo:country="RU" fo:font-weight="bold" style:font-weight-asian="bold" style:font-weight-complex="bold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fo:font-weight="bold" style:font-style-asian="italic" style:font-weight-asian="bold" style:font-style-complex="italic" style:font-weight-complex="bold"/>
    </style:style>
    <style:style style:name="T1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8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bold" style:font-style-asian="normal" style:font-weight-asian="bold" style:font-style-complex="normal" style:font-weight-complex="bold"/>
    </style:style>
    <style:style style:name="T24" style:family="text">
      <style:text-properties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5" style:family="text">
      <style:text-properties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6" style:family="text">
      <style:text-properties fo:color="#000000"/>
    </style:style>
    <style:style style:name="T27" style:family="text">
      <style:text-properties fo:color="#000000" fo:language="ru" fo:country="RU"/>
    </style:style>
    <style:style style:name="T28" style:family="text">
      <style:text-properties fo:color="#000000" fo:language="ru" fo:country="RU" fo:font-weight="bold" style:font-weight-asian="bold" style:font-weight-complex="bold"/>
    </style:style>
    <style:style style:name="T29" style:family="text">
      <style:text-properties fo:color="#000000" style:font-name="Times New Roman" fo:font-size="12pt" fo:language="en" fo:country="US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30" style:family="text">
      <style:text-properties fo:color="#000000" style:font-name="Times New Roman"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31" style:family="text">
      <style:text-properties fo:color="#000000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32" style:family="text">
      <style:text-properties fo:color="#000000" style:font-name="Times New Roman" fo:font-size="12pt" fo:language="en" fo:country="US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33" style:family="text">
      <style:text-properties fo:color="#000000" style:font-name="Times New Roman"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34" style:family="text">
      <style:text-properties fo:color="#000000" style:font-name="Times New Roman" fo:font-size="12pt" fo:language="ru" fo:country="RU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35" style:family="text">
      <style:text-properties fo:color="#000000" style:font-name="Times New Roman" fo:font-size="12pt" fo:language="ru" fo:country="RU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36" style:family="text">
      <style:text-properties fo:color="#0000cd" fo:language="ru" fo:country="RU"/>
    </style:style>
    <style:style style:name="T37" style:family="text">
      <style:text-properties fo:color="#0000cd" fo:language="ru" fo:country="RU" fo:font-weight="bold" style:font-weight-asian="bold" style:font-weight-complex="bold"/>
    </style:style>
    <style:style style:name="T38" style:family="text">
      <style:text-properties fo:color="#0000cd" fo:language="ru" fo:country="RU" fo:font-style="normal" fo:font-weight="bold" style:font-style-asian="normal" style:font-weight-asian="bold" style:font-style-complex="normal" style:font-weight-complex="bold"/>
    </style:style>
    <style:style style:name="T39" style:family="text">
      <style:text-properties fo:color="#0000cd" style:font-name="Times New Roman" fo:font-size="12pt" fo:language="ru" fo:country="RU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40" style:family="text">
      <style:text-properties fo:color="#0000cd" style:font-name="Times New Roman"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41" style:family="text">
      <style:text-properties fo:color="#0000cd" style:font-name="Times New Roman" fo:font-size="12pt" fo:language="ru" fo:country="RU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42" style:family="text">
      <style:text-properties fo:color="#a52a2a" fo:language="ru" fo:country="RU"/>
    </style:style>
    <style:style style:name="T43" style:family="text">
      <style:text-properties fo:color="#ff3333"/>
    </style:style>
    <style:style style:name="T44" style:family="text">
      <style:text-properties fo:color="#ff3333" fo:language="ru" fo:country="RU"/>
    </style:style>
    <style:style style:name="T45" style:family="text">
      <style:text-properties fo:color="#6600ff" fo:language="ru" fo:country="RU"/>
    </style:style>
    <style:style style:name="T46" style:family="text">
      <style:text-properties fo:color="#3333ff" fo:language="ru" fo:country="RU"/>
    </style:style>
    <style:style style:name="T47" style:family="text">
      <style:text-properties fo:color="#009900" fo:language="ru" fo:country="RU"/>
    </style:style>
    <style:style style:name="T48" style:family="text">
      <style:text-properties fo:color="#cc0000"/>
    </style:style>
    <style:style style:name="T49" style:family="text">
      <style:text-properties fo:color="#cc0000" fo:language="ru" fo:country="RU"/>
    </style:style>
    <style:style style:name="T50" style:family="text">
      <style:text-properties fo:color="#0000cc" fo:font-style="normal" fo:font-weight="bold" style:font-style-asian="normal" style:font-weight-asian="bold" style:font-style-complex="normal" style:font-weight-complex="bold"/>
    </style:style>
    <style:style style:name="T51" style:family="text">
      <style:text-properties fo:color="#0000cc" style:font-name="Times New Roman" fo:font-size="12pt" fo:language="en" fo:country="US" fo:font-style="normal" fo:font-weight="bold" style:font-size-asian="12pt" style:font-style-asian="normal" style:font-weight-asian="bold" style:font-size-complex="12pt" style:font-style-complex="normal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TF-8</text:p>
      <text:p text:style-name="P1"><text:span text:style-name="T16">select </text:span>- <text:span text:style-name="T7">выбрать</text:span></text:p>
      <text:p text:style-name="P1">* - все колонки</text:p>
      <text:p text:style-name="P1"><text:span text:style-name="T16">1 select </text:span><text:span text:style-name="T17">* </text:span><text:span text:style-name="T16">from tableName </text:span><text:span text:style-name="T1">- </text:span>по умолчанию все строки</text:p>
      <text:p text:style-name="P1"><text:span text:style-name="T16">2 select top 10 </text:span><text:span text:style-name="T22">(strings)</text:span><text:span text:style-name="T16"> * from tableName</text:span><text:span text:style-name="T23"> </text:span><text:s text:c="4"/>- <text:span text:style-name="T8">первые 10 строк в </text:span><text:span text:style-name="T3">MSQL</text:span> </text:p>
      <text:p text:style-name="P1">* <text:span text:style-name="T16">select * from tableName limit 10</text:span>(strings) <text:span text:style-name="T1">- </text:span><text:span text:style-name="T8">первые 10 строк в </text:span><text:span text:style-name="T2">PostgresSQL</text:span></text:p>
      <text:p text:style-name="P1"><text:span text:style-name="T16">3 select top 45 percent </text:span><text:span text:style-name="T22">(strings)</text:span><text:span text:style-name="T16"> * from tableName</text:span> — для других систем запрос выполняется более сложночем в <text:s/><text:span text:style-name="T19">MSQL</text:span></text:p>
      <text:p text:style-name="P2">4 select columnName, columnName,.. <text:span text:style-name="T22">(or * select all column)</text:span> from tableName <text:span text:style-name="T22"><text:s/>- выбор нужных колонок в нужном порядке</text:span></text:p>
      <text:p text:style-name="P2">5 select top 10 <text:span text:style-name="T22">(strings) </text:span><text:span text:style-name="T1">columnName</text:span> * from tableName <text:span text:style-name="T1">- </text:span><text:span text:style-name="T8">первые 10 строк в</text:span><text:span text:style-name="T4"> </text:span><text:span text:style-name="T8">колонке <text:s/></text:span><text:span text:style-name="T5">MSQL</text:span><text:span text:style-name="T1"> </text:span></text:p>
      <text:p text:style-name="P3"><text:s/>*<text:span text:style-name="T16">select</text:span><text:span text:style-name="T22"> </text:span><text:span text:style-name="T2">columnName</text:span><text:span text:style-name="T16"> * from tableName </text:span><text:span text:style-name="T2">limit</text:span><text:span text:style-name="T10"> 10 </text:span><text:span text:style-name="T8">(strings) </text:span><text:span text:style-name="T10">- </text:span><text:span text:style-name="T8">первые 10 строк в колонке </text:span><text:span text:style-name="T2">PostgresSQL</text:span></text:p>
      <text:p text:style-name="P4"><text:span text:style-name="T2">** </text:span><text:span text:style-name="T11">через пробел от названия колонки можно написать ее псевдоним</text:span></text:p>
      <text:p text:style-name="P5"><text:span text:style-name="T16">--* </text:span><text:span text:style-name="T17">вычисления со столбцами</text:span></text:p>
      <text:p text:style-name="P7"><text:span text:style-name="T12">6 </text:span><text:span text:style-name="T15">select top 3 columnName </text:span><text:span text:style-name="T17">columnNickName, </text:span><text:span text:style-name="T15">numColumnNam</text:span><text:span text:style-name="T22">*/+-num</text:span><text:span text:style-name="T17"> columnNickName</text:span><text:span text:style-name="T8"> </text:span><text:span text:style-name="T15">from</text:span><text:span text:style-name="T22"> </text:span><text:span text:style-name="T15">tableName</text:span></text:p>
      <text:p text:style-name="P7"><text:span text:style-name="T15">* </text:span><text:span text:style-name="T8">в 6 примере запрашиваем первые три строки, дам псевдоним 1 колонке, производим вычисление с </text:span></text:p>
      <text:p text:style-name="P10">* колонкой и даем название колонке с выводом вычисления.</text:p>
      <text:p text:style-name="P7"><text:span text:style-name="T8">* </text:span><text:span text:style-name="T15">select columnName </text:span><text:span text:style-name="T18">as</text:span><text:span text:style-name="T15"> </text:span><text:span text:style-name="T17">columnNickName == <text:s/></text:span><text:span text:style-name="T15">select columnName </text:span><text:span text:style-name="T17">columnNickName </text:span><text:span text:style-name="T8">поэтому </text:span><text:span text:style-name="T15">as</text:span><text:span text:style-name="T22"> </text:span><text:span text:style-name="T8">не используем</text:span></text:p>
      <text:p text:style-name="P8"><text:span text:style-name="T7">7 </text:span>select columName+' '+ columnName <text:s/><text:span text:style-name="T20">columnNickName </text:span>from tableName</text:p>
      <text:p text:style-name="P8">*<text:span text:style-name="T22"> +' '+ </text:span><text:span text:style-name="T8">разделитель между строковыми колонками</text:span></text:p>
      <text:p text:style-name="P8"><text:span text:style-name="T7">8 </text:span>select 10+15 == <text:s/>select 10+15 from tableName <text:span text:style-name="T8"><text:s/>запрос сработает как калькулятор</text:span></text:p>
      <text:p text:style-name="P8"><text:span text:style-name="T8">* <text:s/></text:span>select '10'+'15' —<text:span text:style-name="T8"> 1015 </text:span><text:span text:style-name="T21">MSQL</text:span><text:span text:style-name="T22"> </text:span><text:span text:style-name="T8">отработает по правилам строк</text:span></text:p>
      <text:p text:style-name="P8"><text:span text:style-name="T8">* </text:span><text:span text:style-name="T7">select '10'+'15' — </text:span><text:span text:style-name="T21">MySQL</text:span> <text:span text:style-name="T22">и</text:span><text:span text:style-name="T8">нтерпритирует строки как числа, если не может то заменяет строку на 0</text:span></text:p>
      <text:p text:style-name="P8"><text:span text:style-name="T7">* select '10'+'15' — </text:span><text:span text:style-name="T21">PostgresSQL</text:span> <text:span text:style-name="T8">считает что строки складывать нельзя о_О да ну нафиг...</text:span></text:p>
      <text:p text:style-name="P8"><text:span text:style-name="T8">* при запросе строковое значение надо обрамлять одинарными кавычками в </text:span><text:span text:style-name="T21">MSQL</text:span><text:span text:style-name="T22"> </text:span><text:span text:style-name="T8">одинарными, в других базах можно и двойными</text:span></text:p>
      <text:p text:style-name="P8">concat<text:span text:style-name="T22"> – </text:span><text:span text:style-name="T8">конкатенация</text:span></text:p>
      <text:p text:style-name="P8"><text:span text:style-name="T7">select </text:span>concat (<text:span text:style-name="T7">columName,' ',columnName</text:span>)<text:span text:style-name="T7"> columnNickName from tableName</text:span></text:p>
      <text:p text:style-name="P8"><text:span text:style-name="T13">* select </text:span><text:span text:style-name="T7">concat (</text:span>first_name,<text:span text:style-name="T7">' ',</text:span>last_name,'-',sex<text:span text:style-name="T7">)</text:span><text:span text:style-name="T13"> </text:span><text:span text:style-name="T20">full_name</text:span><text:span text:style-name="T7"> </text:span><text:span text:style-name="T13">from </text:span><text:span text:style-name="T20">skill_managers – </text:span><text:span text:style-name="T13">функция во всех </text:span><text:span text:style-name="T21">SQL </text:span><text:span text:style-name="T13">работает адекватно,</text:span></text:p>
      <text:p text:style-name="P8"><text:span text:style-name="T13">* исключение — в </text:span><text:span text:style-name="T21">MSQL</text:span><text:span text:style-name="T20"> </text:span>concat<text:span text:style-name="T20"> </text:span><text:span text:style-name="T13">не работает с одним аргументом, надо минимум 2</text:span></text:p>
      <text:p text:style-name="P11"/>
      <text:p text:style-name="P11">** Математические функции в <text:span text:style-name="T1">SQL**</text:span></text:p>
      <text:p text:style-name="P11"><text:a xlink:type="simple" xlink:href="https://postgrespro.ru/docs/postgresql/9.6/functions-math" text:style-name="Internet_20_link" text:visited-style-name="Visited_20_Internet_20_Link">https://postgrespro.ru/docs/postgresql/9.6/functions-math</text:a><text:span text:style-name="T1"> – PostgresSQL</text:span></text:p>
      <text:p text:style-name="P11"><text:a xlink:type="simple" xlink:href="https://docs.microsoft.com/ru-ru/sql/t-sql/functions/mathematical-functions-transact-sql?view=sql-server-ver15" text:style-name="Internet_20_link" text:visited-style-name="Visited_20_Internet_20_Link">https://docs.microsoft.com/ru-ru/sql/t-sql/functions/mathematical-functions-transact-sql?view=sql-server-ver15</text:a><text:span text:style-name="T1"> – Transact-SQL (MSQL)</text:span></text:p>
      <text:p text:style-name="P9"/>
      <text:p text:style-name="P11"><text:span text:style-name="T1">* </text:span><text:span text:style-name="T6">select item_name, price_rub, cnt</text:span><text:span text:style-name="T1">, round((price_rub*cnt*85.30),2) </text:span><text:span text:style-name="T6">sum_usd from skill_price</text:span></text:p>
      <text:p text:style-name="P10"><text:span text:style-name="T1">* </text:span>выводим 3 колонки и в четвертой выводим итог операции</text:p>
      <text:p text:style-name="P6"><text:span text:style-name="T24">сумма от 1 до </text:span><text:span text:style-name="T25">aN = </text:span><text:span text:style-name="T1">(a1+an) * (n-1+1) / 2 </text:span></text:p>
      <text:p text:style-name="P12"/>
      <text:p text:style-name="P8">* where <text:span text:style-name="T7">условие</text:span></text:p>
      <text:p text:style-name="P8"><text:span text:style-name="T7">9 select </text:span><text:span text:style-name="T13">* </text:span><text:span text:style-name="T7">from tableName <text:s/></text:span>where <text:span text:style-name="T7">условие (соответствие строкам)</text:span></text:p>
      <text:p text:style-name="P8"><text:span text:style-name="T7">*</text:span><text:span text:style-name="T13"> </text:span><text:span text:style-name="T20">where —</text:span><text:span text:style-name="T13"> как и </text:span><text:span text:style-name="T20">boolean </text:span><text:span text:style-name="T13">равно или не равно так же <text:s/>&lt; или &gt; <text:s/>или =</text:span></text:p>
      <text:p text:style-name="P8"><text:span text:style-name="T13">* <text:s/></text:span><text:span text:style-name="T20">“not” - “!=” - “&lt;&gt; ” <text:s/>, and, or</text:span></text:p>
      <text:p text:style-name="P8"><text:span text:style-name="T20">* </text:span><text:span text:style-name="T13">очередность выполнения: в скобках, </text:span><text:span text:style-name="T20">not, and, or</text:span></text:p>
      <text:p text:style-name="P8"><text:span text:style-name="T20">*</text:span> select * from<text:span text:style-name="T20"> </text:span><text:span text:style-name="T7">tableName</text:span><text:span text:style-name="T20"> </text:span>where<text:span text:style-name="T20"> </text:span><text:span text:style-name="T7">columnName</text:span>=<text:span text:style-name="T20"> x and <text:s/></text:span><text:span text:style-name="T7">columnName</text:span><text:span text:style-name="T20">=x or...()</text:span></text:p>
      <text:p text:style-name="P9"/>
      <text:p text:style-name="P8"><text:span text:style-name="T20">* in == or <text:s/></text:span>select * from<text:span text:style-name="T20"> </text:span><text:span text:style-name="T7">tableName</text:span><text:span text:style-name="T20"> </text:span>where<text:span text:style-name="T20"> </text:span><text:span text:style-name="T7">columnName </text:span>in (x,y,z...)</text:p>
      <text:p text:style-name="P8">select * from<text:span text:style-name="T20"> </text:span><text:span text:style-name="T7">tableName</text:span><text:span text:style-name="T20"> </text:span>where<text:span text:style-name="T20"> not </text:span><text:span text:style-name="T7">columnName </text:span>in (x,y,z...)</text:p>
      <text:p text:style-name="P9">* between – <text:span text:style-name="T7">между границы включены </text:span></text:p>
      <text:p text:style-name="P9"><text:span text:style-name="T36">SELECT</text:span><text:span text:style-name="T27"> * </text:span><text:span text:style-name="T36">FROM</text:span><text:span text:style-name="T27"> </text:span><text:span text:style-name="T28">tableName</text:span><text:span text:style-name="T26"> </text:span><text:span text:style-name="T27"><text:s/></text:span><text:span text:style-name="T36">WHERE</text:span><text:span text:style-name="T27"> </text:span><text:span text:style-name="T28">columnName</text:span><text:span text:style-name="T27"> </text:span><text:span text:style-name="T36">BETWEEN</text:span><text:span text:style-name="T27"> </text:span><text:span text:style-name="T26">x</text:span><text:span text:style-name="T27"> </text:span><text:span text:style-name="T36">AND</text:span><text:span text:style-name="T27"> y</text:span></text:p>
      <text:p text:style-name="P14"/>
      <text:p text:style-name="P9"><text:span text:style-name="T27">* </text:span><text:span text:style-name="T26">Like – </text:span><text:span text:style-name="T27">ищет паттерн в строке</text:span><text:span text:style-name="T7"> </text:span></text:p>
      <text:p text:style-name="P9">% - <text:span text:style-name="T7">любая последовательность символов любой длинны</text:span></text:p>
      <text:p text:style-name="P11">_ - один любой символ</text:p>
      <text:p text:style-name="P9"><text:span text:style-name="T36">SELECT</text:span><text:span text:style-name="T27"> * </text:span><text:span text:style-name="T36">FROM</text:span><text:span text:style-name="T27"> </text:span><text:span text:style-name="T28">tableName</text:span><text:span text:style-name="T27"> </text:span><text:span text:style-name="T36">WHERE</text:span><text:span text:style-name="T27"> </text:span><text:span text:style-name="T28">columnName</text:span><text:span text:style-name="T27"> </text:span><text:span text:style-name="T36">LIKE</text:span><text:span text:style-name="T27"> </text:span><text:span text:style-name="T42">'a%'</text:span><text:span text:style-name="T27">;</text:span><text:span text:style-name="T7"> <text:s/>- начинается на </text:span><text:span text:style-name="T44">а</text:span></text:p>
      <text:p text:style-name="P9"><text:span text:style-name="T36">SELECT</text:span><text:span text:style-name="T27"> * </text:span><text:span text:style-name="T36">FROM</text:span><text:span text:style-name="T27"> </text:span><text:span text:style-name="T28">tableName </text:span><text:span text:style-name="T36">WHERE</text:span><text:span text:style-name="T27"> </text:span><text:span text:style-name="T28">columnName</text:span><text:span text:style-name="T27"> <text:s/></text:span><text:span text:style-name="T36">LIKE</text:span><text:span text:style-name="T27"> </text:span><text:span text:style-name="T42">'_r%'</text:span><text:span text:style-name="T27">;</text:span><text:span text:style-name="T44"> <text:s/>- </text:span><text:span text:style-name="T27">второй символ </text:span><text:span text:style-name="T43">r <text:s/></text:span></text:p>
      <text:p text:style-name="P13"><text:soft-page-break/>* <text:span text:style-name="T7">примеры</text:span></text:p>
      <text:p text:style-name="P13"><text:span text:style-name="T36">SELECT</text:span><text:span text:style-name="T7"> * </text:span><text:span text:style-name="T36">FROM</text:span><text:span text:style-name="T7"> skill_managers </text:span><text:span text:style-name="T36">WHERE</text:span><text:span text:style-name="T7"> a</text:span>ge<text:span text:style-name="T7"> </text:span><text:span text:style-name="T45">IN </text:span><text:span text:style-name="T7">(25,33,37,42)</text:span></text:p>
      <text:p text:style-name="P13"><text:span text:style-name="T36">SELECT</text:span><text:span text:style-name="T7"> * </text:span><text:span text:style-name="T36">FROM</text:span><text:span text:style-name="T7"> skill_managers </text:span><text:span text:style-name="T36">WHERE</text:span><text:span text:style-name="T7"> first_name </text:span><text:span text:style-name="T45">IN </text:span><text:span text:style-name="T7">('Piter','Kaiden','Lacey');,</text:span></text:p>
      <text:p text:style-name="P14"/>
      <text:p text:style-name="P14">**Сортировка**</text:p>
      <text:p text:style-name="P13">* order by —<text:span text:style-name="T7"> по умолчанию по возрастанию (</text:span>ASC) —<text:span text:style-name="T7"> можно не указывать, </text:span></text:p>
      <text:p text:style-name="P13"><text:span text:style-name="T7">* по убыванию </text:span>DESC (descending)</text:p>
      <text:p text:style-name="P13"><text:span text:style-name="T36">SELECT</text:span><text:span text:style-name="T7"> * </text:span><text:span text:style-name="T36">FROM</text:span><text:span text:style-name="T7"> </text:span><text:span text:style-name="T14">tableName </text:span><text:span text:style-name="T36"><text:s/></text:span>order by <text:s/><text:span text:style-name="T14">columnName </text:span><text:span text:style-name="T19">(ASC</text:span><text:span text:style-name="T14">)</text:span></text:p>
      <text:p text:style-name="P13"><text:span text:style-name="T37">SELECT</text:span><text:span text:style-name="T14"> * </text:span><text:span text:style-name="T37">FROM</text:span><text:span text:style-name="T14"> tableName </text:span><text:span text:style-name="T37"><text:s/></text:span><text:span text:style-name="T7">order by</text:span><text:span text:style-name="T14"> <text:s/>columnName </text:span><text:span text:style-name="T19">DESC </text:span><text:span text:style-name="T7"><text:s/>- по убыванию указывать обязательно!</text:span></text:p>
      <text:p text:style-name="P15"><text:span text:style-name="T7">**</text:span><text:span text:style-name="T46">select</text:span><text:span text:style-name="T7"> * </text:span><text:span text:style-name="T46">from</text:span><text:span text:style-name="T7"> skill_managers </text:span><text:span text:style-name="T46">where</text:span><text:span text:style-name="T7"> gender=‘F’ </text:span><text:span text:style-name="T47">order by</text:span><text:span text:style-name="T7"> age </text:span></text:p>
      <text:p text:style-name="P15"><text:span text:style-name="T7">**</text:span><text:span text:style-name="T46">select</text:span><text:span text:style-name="T7"> </text:span><text:span text:style-name="T48">top 5</text:span> <text:span text:style-name="T7">* </text:span><text:span text:style-name="T46">from</text:span><text:span text:style-name="T7"> skill_managers </text:span><text:span text:style-name="T46">where</text:span><text:span text:style-name="T7"> gender=‘F’ </text:span><text:span text:style-name="T47">order by</text:span><text:span text:style-name="T7"> age <text:s/>- для </text:span>MSQL</text:p>
      <text:p text:style-name="P15"><text:span text:style-name="T7">**</text:span><text:span text:style-name="T46">select</text:span><text:span text:style-name="T7"> * </text:span><text:span text:style-name="T46">from</text:span><text:span text:style-name="T7"> skill_managers </text:span><text:span text:style-name="T46">where</text:span><text:span text:style-name="T7"> gender=‘F’ </text:span><text:span text:style-name="T47">order by</text:span><text:span text:style-name="T7"> age </text:span><text:span text:style-name="T48">limit 5 —</text:span><text:span text:style-name="T49"> </text:span><text:span text:style-name="T7">для остальных бд</text:span></text:p>
      <text:p text:style-name="P17"/>
      <text:p text:style-name="P17">*****Числа, Строки и Даты*****</text:p>
      <text:p text:style-name="P17">Длинна строки</text:p>
      <text:p text:style-name="P15"><text:span text:style-name="T19">len</text:span> – <text:span text:style-name="T23">MS SQL</text:span></text:p>
      <text:p text:style-name="P15"><text:span text:style-name="T19">length</text:span> – <text:span text:style-name="T23">PostrgresSQL and other</text:span></text:p>
      <text:p text:style-name="P15"><text:span text:style-name="T38">SELECT </text:span><text:span text:style-name="T14">len</text:span><text:span text:style-name="T7">('Длинна этой стрки') </text:span></text:p>
      <text:p text:style-name="P15"><text:span text:style-name="T38">SELECT </text:span><text:span text:style-name="T14">columnName, len</text:span><text:span text:style-name="T19">(</text:span><text:span text:style-name="T14">columnName</text:span><text:span text:style-name="T19">) </text:span><text:span text:style-name="T14">columnNickName <text:s/></text:span><text:span text:style-name="T19">f</text:span><text:span text:style-name="T14">rom tableName –</text:span><text:span text:style-name="T19"> </text:span><text:span text:style-name="T23">MS SQL</text:span></text:p>
      <text:p text:style-name="P15"><text:span text:style-name="T38">SELECT </text:span><text:span text:style-name="T14">columnName, </text:span><text:span text:style-name="T19">length(columnName)</text:span><text:span text:style-name="T23"> </text:span><text:span text:style-name="T14">columnNickName </text:span><text:span text:style-name="T50">FROM</text:span><text:span text:style-name="T9"> </text:span><text:span text:style-name="T14">tableName</text:span><text:span text:style-name="T9"> –</text:span><text:span text:style-name="T23"> PostgresSQL</text:span></text:p>
      <text:p text:style-name="P15">** <text:span text:style-name="T7">удаление лишних пробелов*</text:span></text:p>
      <text:p text:style-name="P15">*LTRIM / TRIM / RTRIM</text:p>
      <text:p text:style-name="P17">*левый <text:s/>/ <text:s text:c="2"/>оба <text:s text:c="2"/>/ <text:s/>правый — адекватно работают в <text:span text:style-name="T3">MySQL </text:span><text:span text:style-name="T23">и </text:span><text:span text:style-name="T3">PostgresSQL</text:span></text:p>
      <text:p text:style-name="P6"><text:span text:style-name="T29">*</text:span><text:span text:style-name="T30"> c MSSQL </text:span><text:span text:style-name="T33">надо гуглить </text:span><text:span text:style-name="T30">LRTIM </text:span><text:span text:style-name="T33">работает как </text:span><text:span text:style-name="T30">TRIM... </text:span><text:span text:style-name="T5">(⊙_⊙) </text:span></text:p>
      <text:p text:style-name="P6"><text:span text:style-name="T39">SELECT</text:span><text:span text:style-name="T30"> trim(</text:span><text:span text:style-name="T35">columnName</text:span><text:span text:style-name="T30">) </text:span><text:span text:style-name="T35">columnNickName</text:span><text:span text:style-name="T30"> </text:span><text:span text:style-name="T51">FROM</text:span><text:span text:style-name="T30"> </text:span><text:span text:style-name="T35">tableName</text:span><text:span text:style-name="T34"> </text:span><text:span text:style-name="T39">WHERE</text:span><text:span text:style-name="T29"> </text:span><text:span text:style-name="T30">trim(</text:span><text:span text:style-name="T35">columnName</text:span><text:span text:style-name="T30">)='</text:span><text:span text:style-name="T31">String</text:span><text:span text:style-name="T30">';</text:span></text:p>
      <text:p text:style-name="P17"/>
      <text:p text:style-name="P15"><text:span text:style-name="T2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Times New Roman1" fo:font-size="10pt" style:font-name-asian="NSimSun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03cm" fo:margin-bottom="0.702cm" fo:margin-left="0.556cm" fo:margin-right="0.3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1$Win32 OpenOffice.org_project/4111m1$Build-9808</meta:generator>
    <dc:date>2022-07-01T23:06:04.31</dc:date>
    <meta:editing-duration>PT12H29M9S</meta:editing-duration>
    <meta:editing-cycles>24</meta:editing-cycles>
    <meta:document-statistic meta:table-count="0" meta:image-count="0" meta:object-count="0" meta:page-count="2" meta:paragraph-count="71" meta:word-count="650" meta:character-count="4254"/>
  </office:meta>
</office:document-meta>
</file>